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-color="#eeeeee" draw:textarea-horizontal-align="justify" draw:textarea-vertical-align="top" draw:auto-grow-height="false" fo:min-height="20.75cm" fo:min-width="26.805cm"/>
      <style:paragraph-properties style:writing-mode="lr-tb"/>
    </style:style>
    <style:style style:name="gr2" style:family="graphic" style:parent-style-name="standard">
      <style:graphic-properties draw:stroke="none" svg:stroke-width="0cm" draw:fill-color="#dddddd" draw:textarea-horizontal-align="justify" draw:textarea-vertical-align="top" draw:auto-grow-height="false" fo:min-height="13.185cm" fo:min-width="20.836cm"/>
      <style:paragraph-properties style:writing-mode="lr-tb"/>
    </style:style>
    <style:style style:name="gr3" style:family="graphic" style:parent-style-name="standard">
      <style:graphic-properties draw:stroke="none" svg:stroke-width="0cm" draw:fill-color="#dddddd" draw:textarea-horizontal-align="justify" draw:textarea-vertical-align="middle" draw:auto-grow-height="false" fo:min-height="3.687cm" fo:min-width="18.595cm"/>
    </style:style>
    <style:style style:name="gr4" style:family="graphic" style:parent-style-name="standard">
      <style:graphic-properties draw:stroke="none" svg:stroke-width="0cm" draw:fill-color="#cccccc" draw:textarea-horizontal-align="justify" draw:textarea-vertical-align="middle" draw:auto-grow-height="false" fo:min-height="0.877cm" fo:min-width="9.884cm"/>
      <style:paragraph-properties style:writing-mode="lr-tb"/>
    </style:style>
    <style:style style:name="gr5" style:family="graphic" style:parent-style-name="standard">
      <style:graphic-properties draw:stroke="none" svg:stroke-width="0cm" draw:fill="solid" draw:fill-color="#cccccc" draw:textarea-horizontal-align="justify" draw:textarea-vertical-align="middle" draw:auto-grow-height="false" fo:min-height="0.878cm" fo:min-width="9.884cm"/>
      <style:paragraph-properties style:writing-mode="lr-tb"/>
    </style:style>
    <style:style style:name="gr6" style:family="graphic" style:parent-style-name="objectwithoutfill">
      <style:graphic-properties svg:stroke-width="0.159cm" svg:stroke-color="#cccccc" draw:marker-start-width="0.438cm" draw:marker-end="Arrowheads_20_3" draw:marker-end-width="0.538cm" draw:fill="none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stroke="none" svg:stroke-width="0cm" draw:fill-color="#cccccc" draw:textarea-horizontal-align="justify" draw:textarea-vertical-align="middle" draw:auto-grow-height="false" fo:min-height="0.878cm" fo:min-width="9.884cm"/>
      <style:paragraph-properties style:writing-mode="lr-tb"/>
    </style:style>
    <style:style style:name="gr8" style:family="graphic" style:parent-style-name="standard">
      <style:graphic-properties draw:stroke="none" svg:stroke-width="0cm" draw:fill-color="#cccccc" draw:textarea-horizontal-align="justify" draw:textarea-vertical-align="middle" draw:auto-grow-height="false" fo:min-height="0.875cm" fo:min-width="9.884cm"/>
      <style:paragraph-properties style:writing-mode="lr-tb"/>
    </style:style>
    <style:style style:name="gr9" style:family="graphic" style:parent-style-name="standard">
      <style:graphic-properties draw:stroke="none" svg:stroke-width="0cm" draw:fill-color="#cccccc" draw:textarea-horizontal-align="justify" draw:textarea-vertical-align="middle" draw:auto-grow-height="false" fo:min-height="0.876cm" fo:min-width="9.884cm"/>
      <style:paragraph-properties style:writing-mode="lr-tb"/>
    </style:style>
    <style:style style:name="gr10" style:family="graphic" style:parent-style-name="objectwithoutfill">
      <style:graphic-properties svg:stroke-width="0.159cm" svg:stroke-color="#cccccc" draw:marker-start-width="0.438cm" draw:marker-end="Arrowheads_20_4" draw:marker-end-width="0.538cm" draw:fill="none" draw:textarea-vertical-align="middle" fo:padding-top="0.204cm" fo:padding-bottom="0.204cm" fo:padding-left="0.329cm" fo:padding-right="0.329cm"/>
    </style:style>
    <style:style style:name="gr11" style:family="graphic" style:parent-style-name="standard">
      <style:graphic-properties draw:stroke="none" svg:stroke-width="0cm" draw:fill-color="#cccccc" draw:textarea-horizontal-align="justify" draw:textarea-vertical-align="middle" draw:auto-grow-height="false" fo:min-height="0.986cm" fo:min-width="7.886cm"/>
      <style:paragraph-properties style:writing-mode="lr-tb"/>
    </style:style>
    <style:style style:name="gr12" style:family="graphic" style:parent-style-name="standard">
      <style:graphic-properties draw:stroke="none" svg:stroke-width="0cm" draw:fill-color="#cccccc" draw:textarea-horizontal-align="justify" draw:textarea-vertical-align="middle" draw:auto-grow-height="false" fo:min-height="1.657cm" fo:min-width="4.713cm"/>
      <style:paragraph-properties style:writing-mode="lr-tb"/>
    </style:style>
    <style:style style:name="gr13" style:family="graphic" style:parent-style-name="standard">
      <style:graphic-properties draw:stroke="none" svg:stroke-width="0cm" draw:fill-color="#cccccc" draw:textarea-horizontal-align="justify" draw:textarea-vertical-align="middle" draw:auto-grow-height="false" fo:min-height="1.655cm" fo:min-width="4.078cm"/>
      <style:paragraph-properties style:writing-mode="lr-tb"/>
    </style:style>
    <style:style style:name="gr14" style:family="graphic" style:parent-style-name="standard">
      <style:graphic-properties draw:stroke="none" svg:stroke-width="0cm" draw:fill-color="#cccccc" draw:textarea-horizontal-align="justify" draw:textarea-vertical-align="middle" draw:auto-grow-height="false" fo:min-height="0.877cm" fo:min-width="5.62cm"/>
      <style:paragraph-properties style:writing-mode="lr-tb"/>
    </style:style>
    <style:style style:name="gr15" style:family="graphic" style:parent-style-name="standard">
      <style:graphic-properties draw:stroke="none" svg:stroke-width="0cm" draw:fill-color="#cccccc" draw:textarea-horizontal-align="justify" draw:textarea-vertical-align="middle" draw:auto-grow-height="false" fo:min-height="0.877cm" fo:min-width="4.804cm"/>
      <style:paragraph-properties style:writing-mode="lr-tb"/>
    </style:style>
    <style:style style:name="gr16" style:family="graphic" style:parent-style-name="standard">
      <style:graphic-properties draw:stroke="none" svg:stroke-width="0cm" draw:fill-color="#cccccc" draw:textarea-horizontal-align="justify" draw:textarea-vertical-align="middle" draw:auto-grow-height="false" fo:min-height="0.877cm" fo:min-width="5.354cm"/>
      <style:paragraph-properties style:writing-mode="lr-tb"/>
    </style:style>
    <style:style style:name="gr17" style:family="graphic" style:parent-style-name="standard">
      <style:graphic-properties draw:stroke="none" svg:stroke-width="0cm" draw:fill-color="#cccccc" draw:textarea-horizontal-align="justify" draw:textarea-vertical-align="middle" draw:auto-grow-height="false" fo:min-height="2.6cm" fo:min-width="4.804cm"/>
      <style:paragraph-properties style:writing-mode="lr-tb"/>
    </style:style>
    <style:style style:name="gr18" style:family="graphic" style:parent-style-name="standard">
      <style:graphic-properties draw:stroke="none" svg:stroke-width="0cm" draw:fill-color="#dddddd" draw:textarea-horizontal-align="justify" draw:textarea-vertical-align="bottom" draw:auto-grow-height="false" fo:min-height="1.02cm" fo:min-width="20.785cm"/>
      <style:paragraph-properties style:writing-mode="lr-tb"/>
    </style:style>
    <style:style style:name="gr19" style:family="graphic" style:parent-style-name="standard">
      <style:graphic-properties draw:stroke="none" svg:stroke-width="0cm" draw:fill-color="#dddddd" draw:textarea-horizontal-align="justify" draw:textarea-vertical-align="bottom" draw:auto-grow-height="false" fo:min-height="1.02cm" fo:min-width="20.836cm"/>
      <style:paragraph-properties style:writing-mode="lr-tb"/>
    </style:style>
    <style:style style:name="gr20" style:family="graphic" style:parent-style-name="objectwithoutfill">
      <style:graphic-properties svg:stroke-width="0.159cm" svg:stroke-color="#dddddd" draw:marker-start-width="0.438cm" draw:marker-end="Arrowheads_20_3" draw:marker-end-width="0.538cm" draw:fill="none" draw:textarea-vertical-align="middle" fo:padding-top="0.204cm" fo:padding-bottom="0.204cm" fo:padding-left="0.329cm" fo:padding-right="0.329cm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text-align="end" style:writing-mode="lr-tb"/>
      <style:text-properties style:font-name="Source Sans Pro" fo:font-size="17.8999996185303pt" style:font-size-asian="24pt" style:font-size-complex="24pt"/>
    </style:style>
    <style:style style:name="P2" style:family="paragraph">
      <loext:graphic-properties draw:fill-color="#eeeeee"/>
      <style:paragraph-properties fo:margin-top="0cm" fo:margin-bottom="0cm" fo:text-align="start" style:writing-mode="lr-tb"/>
      <style:text-properties style:font-name="Source Sans Pro" fo:font-size="17.8999996185303pt" style:font-size-asian="24pt" style:font-size-complex="24pt"/>
    </style:style>
    <style:style style:name="P3" style:family="paragraph">
      <style:paragraph-properties fo:text-align="end" style:writing-mode="lr-tb"/>
      <style:text-properties style:font-name="Source Sans Pro" fo:font-size="17.8999996185303pt" style:font-size-asian="24pt" style:font-size-complex="24pt"/>
    </style:style>
    <style:style style:name="P4" style:family="paragraph">
      <loext:graphic-properties draw:fill-color="#dddddd"/>
      <style:paragraph-properties fo:text-align="start" style:writing-mode="lr-tb"/>
      <style:text-properties style:font-name="Source Sans Pro" fo:font-size="17.8999996185303pt" style:font-size-asian="24pt" style:font-size-complex="24pt"/>
    </style:style>
    <style:style style:name="P5" style:family="paragraph">
      <loext:graphic-properties draw:fill-color="#dddddd"/>
      <style:paragraph-properties fo:text-align="center"/>
      <style:text-properties style:font-name="Source Sans Pro" fo:font-size="18pt"/>
    </style:style>
    <style:style style:name="P6" style:family="paragraph">
      <style:paragraph-properties fo:text-align="center" style:writing-mode="lr-tb"/>
      <style:text-properties style:font-name="Source Sans Pro" fo:font-size="17.8999996185303pt" style:font-size-asian="24pt" style:font-size-complex="24pt"/>
    </style:style>
    <style:style style:name="P7" style:family="paragraph">
      <loext:graphic-properties draw:fill-color="#cccccc"/>
      <style:paragraph-properties fo:text-align="center" style:writing-mode="lr-tb"/>
      <style:text-properties style:font-name="Source Sans Pro" fo:font-size="17.8999996185303pt" style:font-size-asian="24pt" style:font-size-complex="24pt"/>
    </style:style>
    <style:style style:name="P8" style:family="paragraph">
      <loext:graphic-properties draw:fill="solid" draw:fill-color="#cccccc"/>
      <style:paragraph-properties fo:text-align="center" style:writing-mode="lr-tb"/>
      <style:text-properties style:font-name="Source Sans Pro" fo:font-size="17.8999996185303pt" style:font-size-asian="24pt" style:font-size-complex="24pt"/>
    </style:style>
    <style:style style:name="P9" style:family="paragraph">
      <loext:graphic-properties draw:fill="none"/>
      <style:paragraph-properties fo:text-align="center"/>
      <style:text-properties style:font-name="Source Sans Pro" fo:font-size="18pt"/>
    </style:style>
    <style:style style:name="P10" style:family="paragraph">
      <style:paragraph-properties fo:text-align="center" style:writing-mode="lr-tb"/>
      <style:text-properties style:font-name="Source Sans Pro" fo:font-size="17.8999996185303pt" style:font-size-asian="22pt" style:font-size-complex="22pt"/>
    </style:style>
    <style:style style:name="P11" style:family="paragraph">
      <loext:graphic-properties draw:fill-color="#cccccc"/>
      <style:paragraph-properties fo:text-align="center" style:writing-mode="lr-tb"/>
      <style:text-properties style:font-name="Source Sans Pro" fo:font-size="17.8999996185303pt" style:font-size-asian="22pt" style:font-size-complex="22pt"/>
    </style:style>
    <style:style style:name="P12" style:family="paragraph">
      <style:paragraph-properties fo:text-align="center" style:writing-mode="lr-tb"/>
      <style:text-properties fo:color="#808080" loext:opacity="100%" style:font-name="Source Sans Pro" fo:font-size="17.8999996185303pt" style:font-size-asian="24pt" style:font-size-complex="24pt"/>
    </style:style>
    <style:style style:name="P13" style:family="paragraph">
      <loext:graphic-properties draw:fill-color="#cccccc"/>
      <style:paragraph-properties fo:text-align="center" style:writing-mode="lr-tb"/>
      <style:text-properties fo:color="#808080" loext:opacity="100%" style:font-name="Source Sans Pro" fo:font-size="17.8999996185303pt" style:font-size-asian="24pt" style:font-size-complex="24pt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style:font-name="Source Sans Pro" fo:font-size="18pt" style:font-size-asian="24pt" style:font-size-complex="24pt"/>
    </style:style>
    <style:style style:name="T2" style:family="text">
      <style:text-properties style:font-name="Source Sans Pro" fo:font-size="18pt" style:font-size-asian="22pt" style:font-size-complex="22pt"/>
    </style:style>
    <style:style style:name="T3" style:family="text">
      <style:text-properties fo:color="#808080" loext:opacity="100%" style:font-name="Source Sans Pro" fo:font-size="1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7.305cm" svg:height="21cm" draw:transform="rotate (-1.5707963267949) translate (21cm -0.001cm)">
          <text:p text:style-name="P1"><text:span text:style-name="T1">Group pipe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1.336cm" svg:height="13.435cm" draw:transform="rotate (-1.5707963267949) translate (13.967cm 0.587cm)">
          <text:p text:style-name="P3"><text:span text:style-name="T1">Participant 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9.095cm" svg:height="3.937cm" svg:x="0.588cm" svg:y="22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" draw:id="id1" draw:layer="layout" svg:width="10.384cm" svg:height="1.127cm" svg:x="1.135cm" svg:y="1.122cm">
          <text:p text:style-name="P6"><text:span text:style-name="T1">Read raw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2" draw:id="id2" draw:layer="layout" svg:width="10.384cm" svg:height="1.128cm" svg:x="1.135cm" svg:y="2.787cm">
          <text:p text:style-name="P6"><text:span text:style-name="T1">(Downsamp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draw:type="line" svg:x1="6.327cm" svg:y1="2.249cm" svg:x2="6.327cm" svg:y2="2.787cm" draw:start-shape="id1" draw:start-glue-point="2" draw:end-shape="id2" draw:end-glue-point="0" svg:d="M6327 2249v538" svg:viewBox="0 0 1 539">
          <text:p/>
        </draw:connector>
        <draw:custom-shape draw:style-name="gr4" draw:text-style-name="P7" xml:id="id3" draw:id="id3" draw:layer="layout" svg:width="10.384cm" svg:height="1.127cm" svg:x="1.135cm" svg:y="4.453cm">
          <text:p text:style-name="P6"><text:span text:style-name="T1">Read channel loc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draw:type="line" svg:x1="6.33cm" svg:y1="3.918cm" svg:x2="6.327cm" svg:y2="4.453cm" draw:end-shape="id3" draw:end-glue-point="0" svg:d="M6330 3918l-3 535" svg:viewBox="0 0 4 536">
          <text:p/>
        </draw:connector>
        <draw:custom-shape draw:style-name="gr4" draw:text-style-name="P7" xml:id="id4" draw:id="id4" draw:layer="layout" svg:width="10.384cm" svg:height="1.127cm" svg:x="1.135cm" svg:y="6.118cm">
          <text:p text:style-name="P6"><text:span text:style-name="T1">(Interpolate bad channel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draw:type="line" svg:x1="6.33cm" svg:y1="5.583cm" svg:x2="6.327cm" svg:y2="6.118cm" draw:end-shape="id4" draw:end-glue-point="0" svg:d="M6330 5583l-3 535" svg:viewBox="0 0 4 536">
          <text:p/>
        </draw:connector>
        <draw:custom-shape draw:style-name="gr7" draw:text-style-name="P7" draw:layer="layout" svg:width="10.384cm" svg:height="1.128cm" svg:x="1.135cm" svg:y="9.449cm">
          <text:p text:style-name="P6"><text:span text:style-name="T1">Ocular correction (BESA/IC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5" draw:id="id5" draw:layer="layout" svg:width="10.384cm" svg:height="1.127cm" svg:x="1.135cm" svg:y="11.115cm">
          <text:p text:style-name="P6"><text:span text:style-name="T1">Frequency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draw:type="line" svg:x1="6.33cm" svg:y1="10.58cm" svg:x2="6.327cm" svg:y2="11.115cm" draw:end-shape="id5" draw:end-glue-point="0" svg:d="M6330 10580l-3 535" svg:viewBox="0 0 4 536">
          <text:p/>
        </draw:connector>
        <draw:custom-shape draw:style-name="gr8" draw:text-style-name="P7" xml:id="id6" draw:id="id6" draw:layer="layout" svg:width="10.384cm" svg:height="1.125cm" svg:x="1.135cm" svg:y="12.781cm">
          <text:p text:style-name="P6"><text:span text:style-name="T1">Segment to epoch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draw:type="line" svg:x1="6.33cm" svg:y1="12.245cm" svg:x2="6.327cm" svg:y2="12.781cm" draw:end-shape="id6" draw:end-glue-point="0" svg:d="M6330 12245l-3 536" svg:viewBox="0 0 4 537">
          <text:p/>
        </draw:connector>
        <draw:custom-shape draw:style-name="gr9" draw:text-style-name="P7" xml:id="id7" draw:id="id7" draw:layer="layout" svg:width="10.384cm" svg:height="1.126cm" svg:x="1.135cm" svg:y="14.444cm">
          <text:p text:style-name="P6"><text:span text:style-name="T1">Read + match log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draw:type="line" svg:x1="6.33cm" svg:y1="13.909cm" svg:x2="6.327cm" svg:y2="14.444cm" draw:end-shape="id7" draw:end-glue-point="0" svg:d="M6330 13909l-3 535" svg:viewBox="0 0 4 536">
          <text:p/>
        </draw:connector>
        <draw:connector draw:style-name="gr10" draw:text-style-name="P9" draw:layer="layout" draw:line-skew="0.679cm" svg:x1="11.519cm" svg:y1="13.343cm" svg:x2="11.519cm" svg:y2="1.685cm" draw:start-shape="id6" draw:start-glue-point="1" draw:end-shape="id1" draw:end-glue-point="1" svg:d="M11519 13343h1179v-11658h-1179" svg:viewBox="0 0 1180 11659">
          <text:p/>
        </draw:connector>
        <draw:custom-shape draw:style-name="gr7" draw:text-style-name="P7" draw:layer="layout" svg:width="10.384cm" svg:height="1.128cm" svg:x="1.135cm" svg:y="7.783cm">
          <text:p text:style-name="P6"><text:span text:style-name="T1">Re-reference to aver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draw:type="line" svg:x1="6.33cm" svg:y1="8.914cm" svg:x2="6.328cm" svg:y2="9.452cm" svg:d="M6330 8914l-2 538" svg:viewBox="0 0 3 539">
          <text:p/>
        </draw:connector>
        <draw:connector draw:style-name="gr6" draw:text-style-name="P9" draw:layer="layout" draw:type="line" svg:x1="6.351cm" svg:y1="7.247cm" svg:x2="6.35cm" svg:y2="7.786cm" svg:d="M6351 7247l-1 539" svg:viewBox="0 0 2 540">
          <text:p/>
        </draw:connector>
        <draw:custom-shape draw:style-name="gr11" draw:text-style-name="P11" draw:layer="layout" svg:width="8.386cm" svg:height="1.236cm" draw:transform="rotate (-1.5707963267949) translate (13.302cm 3.286cm)">
          <text:p text:style-name="P10"><text:span text:style-name="T2">(Auto-detect bad channel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8" draw:id="id8" draw:layer="layout" svg:width="10.384cm" svg:height="1.127cm" svg:x="1.135cm" svg:y="16.11cm">
          <text:p text:style-name="P6"><text:span text:style-name="T1">Reject bad epoch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draw:type="line" svg:x1="6.33cm" svg:y1="15.574cm" svg:x2="6.327cm" svg:y2="16.11cm" draw:end-shape="id8" draw:end-glue-point="0" svg:d="M6330 15574l-3 536" svg:viewBox="0 0 4 537">
          <text:p/>
        </draw:connector>
        <draw:custom-shape draw:style-name="gr12" draw:text-style-name="P7" draw:layer="layout" svg:width="5.213cm" svg:height="1.907cm" svg:x="1.135cm" svg:y="17.775cm">
          <text:p text:style-name="P6"><text:span text:style-name="T1">Compute single trial a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4.578cm" svg:height="1.905cm" svg:x="6.85cm" svg:y="17.777cm">
          <text:p text:style-name="P6"><text:span text:style-name="T1">Compute evok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draw:type="line" svg:x1="3.81cm" svg:y1="17.242cm" svg:x2="3.809cm" svg:y2="17.78cm" svg:d="M3810 17242l-1 538" svg:viewBox="0 0 2 539">
          <text:p/>
        </draw:connector>
        <draw:connector draw:style-name="gr6" draw:text-style-name="P9" draw:layer="layout" draw:type="line" svg:x1="9.125cm" svg:y1="17.24cm" svg:x2="9.124cm" svg:y2="17.778cm" svg:d="M9125 17240l-1 538" svg:viewBox="0 0 2 539">
          <text:p/>
        </draw:connector>
        <draw:custom-shape draw:style-name="gr4" draw:text-style-name="P7" xml:id="id9" draw:id="id9" draw:layer="layout" svg:width="10.384cm" svg:height="1.127cm" svg:x="1.135cm" svg:y="16.07cm">
          <text:p text:style-name="P6"><text:span text:style-name="T1">Reject bad epoch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draw:type="line" svg:x1="6.33cm" svg:y1="15.534cm" svg:x2="6.327cm" svg:y2="16.07cm" draw:end-shape="id9" draw:end-glue-point="0" svg:d="M6330 15534l-3 536" svg:viewBox="0 0 4 537">
          <text:p/>
        </draw:connector>
        <draw:connector draw:style-name="gr6" draw:text-style-name="P9" draw:layer="layout" draw:type="line" svg:x1="5.08cm" svg:y1="19.685cm" svg:x2="5.079cm" svg:y2="20.223cm" svg:d="M5080 19685l-1 538" svg:viewBox="0 0 2 539">
          <text:p/>
        </draw:connector>
        <draw:connector draw:style-name="gr6" draw:text-style-name="P9" draw:layer="layout" draw:type="line" svg:x1="7.62cm" svg:y1="19.685cm" svg:x2="7.619cm" svg:y2="20.223cm" svg:d="M7620 19685l-1 538" svg:viewBox="0 0 2 539">
          <text:p/>
        </draw:connector>
        <draw:custom-shape draw:style-name="gr14" draw:text-style-name="P7" draw:layer="layout" svg:width="6.12cm" svg:height="1.127cm" svg:x="3.269cm" svg:y="20.225cm">
          <text:p text:style-name="P6"><text:span text:style-name="T1">(QC repor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5.304cm" svg:height="1.127cm" svg:x="7.829cm" svg:y="23.182cm">
          <text:p text:style-name="P6"><text:span text:style-name="T1">Combine evok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5.304cm" svg:height="1.127cm" svg:x="7.829cm" svg:y="24.882cm">
          <text:p text:style-name="P6"><text:span text:style-name="T1">Grand aver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draw:type="line" svg:x1="10.36cm" svg:y1="24.312cm" svg:x2="10.359cm" svg:y2="24.85cm" svg:d="M10360 24312l-1 538" svg:viewBox="0 0 2 539">
          <text:p/>
        </draw:connector>
        <draw:connector draw:style-name="gr6" draw:text-style-name="P9" draw:layer="layout" draw:type="line" svg:x1="10.395cm" svg:y1="19.685cm" svg:x2="10.394cm" svg:y2="23.165cm" svg:d="M10395 19685l-1 3480" svg:viewBox="0 0 2 3481">
          <text:p/>
        </draw:connector>
        <draw:custom-shape draw:style-name="gr16" draw:text-style-name="P7" draw:layer="layout" svg:width="5.854cm" svg:height="1.127cm" svg:x="1.129cm" svg:y="23.182cm">
          <text:p text:style-name="P6"><text:span text:style-name="T1">Combine tri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draw:type="line" svg:x1="2.196cm" svg:y1="19.645cm" svg:x2="2.195cm" svg:y2="23.125cm" svg:d="M2196 19645l-1 3480" svg:viewBox="0 0 2 3481">
          <text:p/>
        </draw:connector>
        <draw:custom-shape draw:style-name="gr16" draw:text-style-name="P13" draw:layer="layout" svg:width="5.854cm" svg:height="1.127cm" svg:x="1.129cm" svg:y="24.882cm">
          <text:p text:style-name="P12"><text:span text:style-name="T3">Linear mixed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draw:type="line" svg:x1="2.14cm" svg:y1="24.312cm" svg:x2="2.139cm" svg:y2="24.85cm" svg:d="M2140 24312l-1 538" svg:viewBox="0 0 2 539">
          <text:p/>
        </draw:connector>
        <draw:custom-shape draw:style-name="gr15" draw:text-style-name="P7" draw:layer="layout" svg:width="5.304cm" svg:height="1.127cm" svg:x="7.829cm" svg:y="24.882cm">
          <text:p text:style-name="P6"><text:span text:style-name="T1">Grand aver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5.304cm" svg:height="2.85cm" svg:x="13.829cm" svg:y="23.182cm">
          <text:p text:style-name="P6"><text:span text:style-name="T1">(Cluster-based permutation</text:span></text:p>
          <text:p text:style-name="P6"><text:span text:style-name="T1">tes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draw:type="line" svg:x1="13.135cm" svg:y1="23.795cm" svg:x2="13.821cm" svg:y2="23.796cm" svg:d="M13135 23795l686 1" svg:viewBox="0 0 687 2">
          <text:p/>
        </draw:connector>
        <draw:custom-shape draw:style-name="gr18" draw:text-style-name="P4" draw:layer="layout" svg:width="21.285cm" svg:height="1.27cm" draw:transform="rotate (-1.5707963267949) translate (19.683cm 0.586cm)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21.336cm" svg:height="1.27cm" draw:transform="rotate (-1.5707963267949) translate (15.873cm 0.632cm)">
          <text:p text:style-name="P3"><text:span text:style-name="T1">Participant 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21.336cm" svg:height="1.27cm" draw:transform="rotate (-1.5707963267949) translate (17.778cm 0.632cm)">
          <text:p text:style-name="P3"><text:span text:style-name="T1">Participant 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9" draw:layer="layout" draw:type="line" svg:x1="6.985cm" svg:y1="21.926cm" svg:x2="6.984cm" svg:y2="22.612cm" svg:d="M6985 21926l-1 686" svg:viewBox="0 0 2 687">
          <text:p/>
        </draw:connector>
        <draw:connector draw:style-name="gr20" draw:text-style-name="P9" draw:layer="layout" draw:type="line" svg:x1="15.186cm" svg:y1="21.886cm" svg:x2="15.185cm" svg:y2="22.572cm" svg:d="M15186 21886l-1 686" svg:viewBox="0 0 2 687">
          <text:p/>
        </draw:connector>
        <draw:connector draw:style-name="gr20" draw:text-style-name="P9" draw:layer="layout" draw:type="line" svg:x1="17.187cm" svg:y1="21.946cm" svg:x2="17.186cm" svg:y2="22.632cm" svg:d="M17187 21946l-1 686" svg:viewBox="0 0 2 687">
          <text:p/>
        </draw:connector>
        <draw:connector draw:style-name="gr20" draw:text-style-name="P9" draw:layer="layout" draw:type="line" svg:x1="19.088cm" svg:y1="21.906cm" svg:x2="19.087cm" svg:y2="22.592cm" svg:d="M19088 21906l-1 686" svg:viewBox="0 0 2 687">
          <text:p/>
        </draw:connector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13" svg:d="M0 13l10-13 10 13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56.799999237060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6cm" fo:margin-bottom="0cm" fo:text-indent="0cm"/>
      <style:text-properties fo:font-size="49.5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9cm" fo:margin-bottom="0cm" fo:text-indent="0cm"/>
      <style:text-properties fo:font-size="42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3cm" fo:margin-bottom="0cm" fo:text-indent="0cm"/>
      <style:text-properties fo:font-size="35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3cm" fo:margin-bottom="0cm" fo:text-indent="0cm"/>
      <style:text-properties fo:font-size="35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3cm" fo:margin-bottom="0cm" fo:text-indent="0cm"/>
      <style:text-properties fo:font-size="35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3cm" fo:margin-bottom="0cm" fo:text-indent="0cm"/>
      <style:text-properties fo:font-size="35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3cm" fo:margin-bottom="0cm" fo:text-indent="0cm"/>
      <style:text-properties fo:font-size="35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006cm" fo:page-height="27.30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27cm" svg:height="7.575cm" svg:x="2.586cm" svg:y="2.485cm"/>
      <draw:page-thumbnail draw:layer="backgroundobjects" svg:width="5.827cm" svg:height="7.575cm" svg:x="2.586cm" svg:y="11.061cm"/>
      <draw:page-thumbnail draw:layer="backgroundobjects" svg:width="5.827cm" svg:height="7.575cm" svg:x="2.586cm" svg:y="19.637cm"/>
      <draw:page-thumbnail draw:layer="backgroundobjects" svg:width="5.827cm" svg:height="7.575cm" svg:x="12.586cm" svg:y="2.485cm"/>
      <draw:page-thumbnail draw:layer="backgroundobjects" svg:width="5.827cm" svg:height="7.575cm" svg:x="12.586cm" svg:y="11.061cm"/>
      <draw:page-thumbnail draw:layer="backgroundobjects" svg:width="5.827cm" svg:height="7.575cm" svg:x="12.586cm" svg:y="19.637cm"/>
    </style:handout-master>
    <style:master-page style:name="Default" style:page-layout-name="PM1" draw:style-name="Mdp1">
      <draw:frame presentation:style-name="Default-title" draw:layer="backgroundobjects" svg:width="18.899cm" svg:height="4.674cm" svg:x="1.047cm" svg:y="1.113cm" presentation:class="title" presentation:placeholder="true">
        <draw:text-box/>
      </draw:frame>
      <draw:frame presentation:style-name="Default-outline1" draw:layer="backgroundobjects" svg:width="18.899cm" svg:height="16.238cm" svg:x="1.047cm" svg:y="6.548cm" presentation:class="outline" presentation:placeholder="true">
        <draw:text-box/>
      </draw:frame>
      <draw:frame presentation:style-name="Mpr1" draw:text-style-name="MP2" draw:layer="backgroundobjects" svg:width="4.892cm" svg:height="1.929cm" svg:x="1.047cm" svg:y="25.50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1.929cm" svg:x="7.179cm" svg:y="25.50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1.929cm" svg:x="15.054cm" svg:y="25.50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3-09T16:29:51.817946737</meta:creation-date>
    <dc:date>2022-03-10T09:40:24.087052548</dc:date>
    <meta:editing-duration>PT22M12S</meta:editing-duration>
    <meta:editing-cycles>8</meta:editing-cycles>
    <meta:generator>LibreOffice/7.3.1.3$MacOSX_X86_64 LibreOffice_project/a69ca51ded25f3eefd52d7bf9a5fad8c90b87951</meta:generator>
    <meta:document-statistic meta:object-count="74"/>
  </office:meta>
</office:document-meta>
</file>